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Helvetica" fo:font-size="14pt" fo:font-weight="normal" officeooo:rsid="001e4b89" officeooo:paragraph-rsid="001e4b89" fo:background-color="transparent" style:font-name-asian="Helvetica" style:font-name-complex="Helvetica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c8998" officeooo:paragraph-rsid="001c8998" fo:background-color="transparent" style:font-name-asian="Helvetica" style:font-name-complex="Helvetica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fo:background-color="transparent" style:font-name-asian="Helvetica" style:font-name-complex="Helvetica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paragraph-rsid="001c8998" fo:background-color="transparent" style:font-name-asian="Helvetica" style:font-name-complex="Helvetica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e4b89" fo:background-color="transparent" style:font-name-asian="Helvetica" style:font-name-complex="Helvetica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f2e00" fo:background-color="transparent" style:font-name-asian="Helvetica" style:font-name-complex="Helvetica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e00" officeooo:paragraph-rsid="001f2f1b" fo:background-color="transparent" style:font-name-asian="Helvetica" style:font-name-complex="Helvetica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rsid="001c8998" officeooo:paragraph-rsid="001c8998" fo:background-color="transparent" style:font-name-asian="Helvetica" style:font-weight-asian="bold" style:font-name-complex="Helvetica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rsid="001dd67e" officeooo:paragraph-rsid="001dd67e" fo:background-color="transparent" style:font-name-asian="Helvetica" style:font-weight-asian="bold" style:font-name-complex="Helvetica" style:font-weight-complex="bold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fo:background-color="transparent" style:font-name-asian="Helvetica" style:font-weight-asian="bold" style:font-name-complex="Helvetica" style:font-weight-complex="bold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3631" officeooo:paragraph-rsid="001f3631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1f2f1b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201d6e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2454cc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272fce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01d6e" officeooo:paragraph-rsid="00201d6e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14596" officeooo:paragraph-rsid="00214596" fo:background-color="transparent" style:font-name-asian="Calibri1" style:font-name-complex="Calibri1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5b8db" officeooo:paragraph-rsid="0025b8db" fo:background-color="transparent" style:font-name-asian="Calibri1" style:font-name-complex="Calibri1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879a1" officeooo:paragraph-rsid="002879a1" fo:background-color="transparent" style:font-name-asian="Calibri1" style:font-name-complex="Calibri1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90f9c" officeooo:paragraph-rsid="00290f9c" fo:background-color="transparent" style:font-name-asian="Calibri1" style:font-name-complex="Calibri1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dcbed" officeooo:paragraph-rsid="002879a1" fo:background-color="transparent" style:font-name-asian="Calibri1" style:font-name-complex="Calibri1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dcbed" officeooo:paragraph-rsid="002dcbed" fo:background-color="transparent" style:font-name-asian="Calibri1" style:font-name-complex="Calibri1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f4ee0" officeooo:paragraph-rsid="002f4ee0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08f96" officeooo:paragraph-rsid="00308f96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08f96" officeooo:paragraph-rsid="00345a76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24318" officeooo:paragraph-rsid="00324318" fo:background-color="transparent" style:font-name-asian="Calibri1" style:font-name-complex="Calibri1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5b8db" officeooo:paragraph-rsid="0025b8db" fo:background-color="transparent" style:font-name-asian="Calibri1" style:font-weight-asian="normal" style:font-name-complex="Calibri1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25b8db" officeooo:paragraph-rsid="0025b8db" fo:background-color="transparent" style:font-name-asian="Calibri1" style:font-weight-asian="bold" style:font-name-complex="Calibri1" style:font-weight-complex="bold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3pt" fo:font-weight="bold" officeooo:rsid="00308f96" officeooo:paragraph-rsid="0031b8b9" fo:background-color="transparent" style:font-name-asian="Calibri1" style:font-size-asian="13pt" style:font-weight-asian="bold" style:font-name-complex="Calibri1" style:font-size-complex="13pt" style:font-weight-complex="bold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3pt" fo:font-weight="normal" officeooo:rsid="00290f9c" officeooo:paragraph-rsid="00290f9c" fo:background-color="transparent" style:font-name-asian="Calibri1" style:font-size-asian="13pt" style:font-name-complex="Calibri1" style:font-size-complex="13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1f2e00" fo:background-color="transparent" style:font-name-asian="Helvetica" style:font-name-complex="Helvetica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43c179" fo:background-color="transparent" style:font-name-asian="Helvetica" style:font-name-complex="Helvetica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44e69d" fo:background-color="transparent" style:font-name-asian="Helvetica" style:font-name-complex="Helvetica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c8998" officeooo:paragraph-rsid="001c8998" fo:background-color="transparent" style:font-name-asian="Helvetica" style:font-name-complex="Helvetica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2d13f" officeooo:paragraph-rsid="0042d13f" fo:background-color="transparent" style:font-name-asian="Helvetica" style:font-name-complex="Helvetica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42f94f" fo:background-color="transparent" style:font-name-asian="Helvetica" style:font-name-complex="Helvetica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61a1e" officeooo:paragraph-rsid="00461a1e" fo:background-color="transparent" style:font-name-asian="Helvetica" style:font-name-complex="Helvetica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e00" officeooo:paragraph-rsid="001f2f1b" fo:background-color="transparent" style:font-name-asian="Helvetica" style:font-name-complex="Helvetica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fo:background-color="transparent" style:font-name-asian="Helvetica" style:font-weight-asian="bold" style:font-name-complex="Helvetica" style:font-weight-complex="bold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22bbed" officeooo:paragraph-rsid="0025b8db" fo:background-color="#ffffff" style:font-name-asian="Courier 10 Pitch1" style:font-weight-asian="normal" style:font-name-complex="Courier 10 Pitch1" style:font-weight-complex="normal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22bbed" officeooo:paragraph-rsid="00498a4b" fo:background-color="#ffffff" style:font-name-asian="Courier 10 Pitch1" style:font-weight-asian="normal" style:font-name-complex="Courier 10 Pitch1" style:font-weight-complex="normal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bold" officeooo:rsid="002879a1" officeooo:paragraph-rsid="002879a1" fo:background-color="#ffffff" style:font-name-asian="Courier 10 Pitch1" style:font-name-complex="Courier 10 Pitch1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308f96" officeooo:paragraph-rsid="0031b8b9" fo:background-color="transparent" style:font-name-asian="Calibri1" style:font-weight-asian="bold" style:font-name-complex="Calibri1" style:font-weight-complex="bold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25b8db" officeooo:paragraph-rsid="0025b8db" fo:background-color="transparent" style:font-name-asian="Calibri1" style:font-weight-asian="bold" style:font-name-complex="Calibri1" style:font-weight-complex="bold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24318" officeooo:paragraph-rsid="00324318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56ed70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6fff1" officeooo:paragraph-rsid="0046fff1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31b8b9" officeooo:paragraph-rsid="00348cae" fo:background-color="transparent" style:font-name-asian="Calibri1" style:font-weight-asian="normal" style:font-name-complex="Calibri1" style:font-weight-complex="normal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16446" officeooo:paragraph-rsid="00516446" fo:background-color="transparent" style:font-name-asian="Calibri1" style:font-weight-asian="normal" style:font-name-complex="Calibri1" style:font-weight-complex="normal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7a5da" officeooo:paragraph-rsid="0057a5da" fo:background-color="transparent" style:font-name-asian="Calibri1" style:font-weight-asian="normal" style:font-name-complex="Calibri1" style:font-weight-complex="normal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4ecd1a" fo:background-color="transparent" style:font-name-asian="Calibri1" style:font-weight-asian="bold" style:font-name-complex="Calibri1" style:font-weight-complex="bold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3pt" fo:font-weight="bold" officeooo:rsid="0031b8b9" officeooo:paragraph-rsid="0031d9a0" fo:background-color="transparent" style:font-name-asian="Calibri1" style:font-size-asian="13pt" style:font-weight-asian="bold" style:font-name-complex="Calibri1" style:font-size-complex="13pt" style:font-weight-complex="bold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3pt" fo:font-weight="bold" officeooo:rsid="0031b8b9" officeooo:paragraph-rsid="00345a76" fo:background-color="transparent" style:font-name-asian="Calibri1" style:font-size-asian="13pt" style:font-weight-asian="bold" style:font-name-complex="Calibri1" style:font-size-complex="13pt" style:font-weight-complex="bold"/>
    </style:style>
    <style:style style:name="P55" style:family="paragraph" style:parent-style-name="Text_20_body" style:list-style-name="L1"/>
    <style:style style:name="P56" style:family="paragraph" style:parent-style-name="Text_20_body">
      <style:text-properties officeooo:rsid="00461a1e" officeooo:paragraph-rsid="00461a1e"/>
    </style:style>
    <style:style style:name="P57" style:family="paragraph" style:parent-style-name="Text_20_body" style:list-style-name="L2"/>
    <style:style style:name="P58" style:family="paragraph" style:parent-style-name="Text_20_body" style:list-style-name="L3"/>
    <style:style style:name="P59" style:family="paragraph" style:parent-style-name="Text_20_body">
      <style:paragraph-properties fo:margin-top="0cm" fo:margin-bottom="0cm" style:contextual-spacing="false"/>
    </style:style>
    <style:style style:name="P60" style:family="paragraph" style:parent-style-name="Text_20_body" style:list-style-name="L1">
      <style:paragraph-properties fo:margin-top="0cm" fo:margin-bottom="0cm" style:contextual-spacing="false"/>
    </style:style>
    <style:style style:name="P61" style:family="paragraph" style:parent-style-name="Text_20_body" style:list-style-name="L2">
      <style:paragraph-properties fo:margin-top="0cm" fo:margin-bottom="0cm" style:contextual-spacing="false"/>
    </style:style>
    <style:style style:name="P62" style:family="paragraph" style:parent-style-name="Text_20_body" style:list-style-name="L3">
      <style:paragraph-properties fo:margin-top="0cm" fo:margin-bottom="0cm" style:contextual-spacing="false"/>
    </style:style>
    <style:style style:name="P63" style:family="paragraph" style:parent-style-name="Heading_20_2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fo:background-color="transparent" style:font-name-asian="Helvetica" style:font-weight-asian="bold" style:font-name-complex="Helvetica" style:font-weight-complex="bold"/>
    </style:style>
    <style:style style:name="T1" style:family="text">
      <style:text-properties fo:color="#000000" fo:font-size="10.5pt" fo:background-color="#ffffff" loext:char-shading-value="0" style:font-name-asian="Courier 10 Pitch1" style:font-name-complex="Courier 10 Pitch1"/>
    </style:style>
    <style:style style:name="T2" style:family="text">
      <style:text-properties fo:color="#000000" fo:font-size="10.5pt" officeooo:rsid="0022bbed" fo:background-color="#ffffff" loext:char-shading-value="0" style:font-name-asian="Courier 10 Pitch1" style:font-name-complex="Courier 10 Pitch1"/>
    </style:style>
    <style:style style:name="T3" style:family="text">
      <style:text-properties fo:color="#000000" fo:font-size="13pt" fo:font-weight="bold" fo:background-color="#ffffff" loext:char-shading-value="0" style:font-name-asian="Courier 10 Pitch1" style:font-size-asian="13pt" style:font-name-complex="Courier 10 Pitch1" style:font-size-complex="13pt"/>
    </style:style>
    <style:style style:name="T4" style:family="text">
      <style:text-properties fo:color="#000000" fo:font-size="13pt" fo:font-weight="bold" officeooo:rsid="002879a1" fo:background-color="#ffffff" loext:char-shading-value="0" style:font-name-asian="Courier 10 Pitch1" style:font-size-asian="13pt" style:font-name-complex="Courier 10 Pitch1" style:font-size-complex="13pt"/>
    </style:style>
    <style:style style:name="T5" style:family="text">
      <style:text-properties fo:color="#000000" fo:font-size="13pt" fo:font-weight="bold" officeooo:rsid="00211cbe" fo:background-color="#ffffff" loext:char-shading-value="0" style:font-name-asian="Courier 10 Pitch1" style:font-size-asian="13pt" style:font-name-complex="Courier 10 Pitch1" style:font-size-complex="13pt"/>
    </style:style>
    <style:style style:name="T6" style:family="text">
      <style:text-properties fo:color="#000000" fo:font-size="13pt" fo:font-weight="bold" officeooo:rsid="0025b8db" fo:background-color="#ffffff" loext:char-shading-value="0" style:font-name-asian="Courier 10 Pitch1" style:font-size-asian="13pt" style:font-name-complex="Courier 10 Pitch1" style:font-size-complex="13pt"/>
    </style:style>
    <style:style style:name="T7" style:family="text">
      <style:text-properties fo:color="#000000" fo:font-size="13pt" fo:font-weight="bold" officeooo:rsid="00214596" fo:background-color="#ffffff" loext:char-shading-value="0" style:font-name-asian="Courier 10 Pitch1" style:font-size-asian="13pt" style:font-name-complex="Courier 10 Pitch1" style:font-size-complex="13pt"/>
    </style:style>
    <style:style style:name="T8" style:family="text">
      <style:text-properties fo:color="#000000" fo:font-size="13pt" fo:font-weight="bold" officeooo:rsid="00272fce" fo:background-color="#ffffff" loext:char-shading-value="0" style:font-name-asian="Courier 10 Pitch1" style:font-size-asian="13pt" style:font-name-complex="Courier 10 Pitch1" style:font-size-complex="13pt"/>
    </style:style>
    <style:style style:name="T9" style:family="text">
      <style:text-properties fo:color="#000000" fo:font-size="13pt" fo:font-weight="bold" officeooo:rsid="0022bbed" fo:background-color="#ffffff" loext:char-shading-value="0" style:font-name-asian="Courier 10 Pitch1" style:font-size-asian="13pt" style:font-name-complex="Courier 10 Pitch1" style:font-size-complex="13pt"/>
    </style:style>
    <style:style style:name="T10" style:family="text">
      <style:text-properties fo:color="#000000" fo:font-size="13pt" fo:font-weight="bold" officeooo:rsid="002454cc" fo:background-color="#ffffff" loext:char-shading-value="0" style:font-name-asian="Courier 10 Pitch1" style:font-size-asian="13pt" style:font-name-complex="Courier 10 Pitch1" style:font-size-complex="13pt"/>
    </style:style>
    <style:style style:name="T11" style:family="text">
      <style:text-properties fo:color="#000000" fo:font-size="13pt" fo:font-weight="bold" officeooo:rsid="004b34a3" fo:background-color="#ffffff" loext:char-shading-value="0" style:font-name-asian="Courier 10 Pitch1" style:font-size-asian="13pt" style:font-name-complex="Courier 10 Pitch1" style:font-size-complex="13pt"/>
    </style:style>
    <style:style style:name="T12" style:family="text">
      <style:text-properties fo:color="#000000" fo:font-size="13pt" fo:font-weight="bold" officeooo:rsid="004d61f5" fo:background-color="#ffffff" loext:char-shading-value="0" style:font-name-asian="Courier 10 Pitch1" style:font-size-asian="13pt" style:font-name-complex="Courier 10 Pitch1" style:font-size-complex="13pt"/>
    </style:style>
    <style:style style:name="T13" style:family="text">
      <style:text-properties fo:color="#000000" fo:font-size="13pt" fo:font-weight="bold" officeooo:rsid="004ee561" fo:background-color="#ffffff" loext:char-shading-value="0" style:font-name-asian="Courier 10 Pitch1" style:font-size-asian="13pt" style:font-name-complex="Courier 10 Pitch1" style:font-size-complex="13pt"/>
    </style:style>
    <style:style style:name="T14" style:family="text">
      <style:text-properties fo:color="#000000" fo:font-size="13pt" fo:font-weight="bold" officeooo:rsid="0056ed70" fo:background-color="#ffffff" loext:char-shading-value="0" style:font-name-asian="Courier 10 Pitch1" style:font-size-asian="13pt" style:font-name-complex="Courier 10 Pitch1" style:font-size-complex="13pt"/>
    </style:style>
    <style:style style:name="T15" style:family="text">
      <style:text-properties fo:color="#000000" fo:font-size="13pt" officeooo:rsid="004b34a3" fo:background-color="#ffffff" loext:char-shading-value="0" style:font-name-asian="Courier 10 Pitch1" style:font-size-asian="13pt" style:font-name-complex="Courier 10 Pitch1" style:font-size-complex="13pt"/>
    </style:style>
    <style:style style:name="T16" style:family="text">
      <style:text-properties fo:color="#000000" fo:font-size="13pt" officeooo:rsid="005387ef" fo:background-color="#ffffff" loext:char-shading-value="0" style:font-name-asian="Courier 10 Pitch1" style:font-size-asian="13pt" style:font-name-complex="Courier 10 Pitch1" style:font-size-complex="13pt"/>
    </style:style>
    <style:style style:name="T17" style:family="text">
      <style:text-properties fo:color="#000000" fo:font-weight="bold" fo:background-color="#ffffff" loext:char-shading-value="0" style:font-name-asian="Courier 10 Pitch1" style:font-name-complex="Courier 10 Pitch1"/>
    </style:style>
    <style:style style:name="T18" style:family="text">
      <style:text-properties fo:color="#000000" fo:font-weight="bold" officeooo:rsid="002879a1" fo:background-color="#ffffff" loext:char-shading-value="0" style:font-name-asian="Courier 10 Pitch1" style:font-name-complex="Courier 10 Pitch1"/>
    </style:style>
    <style:style style:name="T19" style:family="text">
      <style:text-properties officeooo:rsid="001e4b89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2e00" style:font-weight-asian="bold" style:font-weight-complex="bold"/>
    </style:style>
    <style:style style:name="T23" style:family="text">
      <style:text-properties fo:font-weight="bold" officeooo:rsid="001f2f1b" style:font-weight-asian="bold" style:font-weight-complex="bold"/>
    </style:style>
    <style:style style:name="T24" style:family="text">
      <style:text-properties fo:font-weight="bold" officeooo:rsid="000c9e85" style:font-weight-asian="bold" style:font-weight-complex="bold"/>
    </style:style>
    <style:style style:name="T25" style:family="text">
      <style:text-properties fo:font-weight="bold" officeooo:rsid="002e58f8" style:font-weight-asian="bold" style:font-weight-complex="bold"/>
    </style:style>
    <style:style style:name="T26" style:family="text">
      <style:text-properties fo:font-weight="bold" officeooo:rsid="003bc565" style:font-weight-asian="bold" style:font-weight-complex="bold"/>
    </style:style>
    <style:style style:name="T27" style:family="text">
      <style:text-properties fo:font-weight="bold" officeooo:rsid="0025b8db" style:font-weight-asian="bold" style:font-weight-complex="bold"/>
    </style:style>
    <style:style style:name="T28" style:family="text">
      <style:text-properties officeooo:rsid="001f2e00"/>
    </style:style>
    <style:style style:name="T29" style:family="text">
      <style:text-properties officeooo:rsid="001f2f1b"/>
    </style:style>
    <style:style style:name="T30" style:family="text">
      <style:text-properties style:font-name="Courier 10 Pitch"/>
    </style:style>
    <style:style style:name="T31" style:family="text">
      <style:text-properties officeooo:rsid="0025eeeb"/>
    </style:style>
    <style:style style:name="T32" style:family="text">
      <style:text-properties officeooo:rsid="00291a1d"/>
    </style:style>
    <style:style style:name="T33" style:family="text">
      <style:text-properties officeooo:rsid="002e58f8"/>
    </style:style>
    <style:style style:name="T34" style:family="text">
      <style:text-properties officeooo:rsid="0031b8b9"/>
    </style:style>
    <style:style style:name="T35" style:family="text">
      <style:text-properties officeooo:rsid="0031d9a0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fo:font-weight="bold" style:font-size-asian="13pt" style:font-weight-asian="bold" style:font-size-complex="13pt" style:font-weight-complex="bold"/>
    </style:style>
    <style:style style:name="T38" style:family="text">
      <style:text-properties officeooo:rsid="0042f94f"/>
    </style:style>
    <style:style style:name="T39" style:family="text">
      <style:text-properties officeooo:rsid="0043c179"/>
    </style:style>
    <style:style style:name="T40" style:family="text">
      <style:text-properties officeooo:rsid="0044e69d"/>
    </style:style>
    <style:style style:name="T41" style:family="text">
      <style:text-properties officeooo:rsid="00461a1e"/>
    </style:style>
    <style:style style:name="T42" style:family="text">
      <style:text-properties officeooo:rsid="00498a4b"/>
    </style:style>
    <style:style style:name="T43" style:family="text">
      <style:text-properties officeooo:rsid="004c2da6"/>
    </style:style>
    <style:style style:name="T44" style:family="text">
      <style:text-properties officeooo:rsid="004e965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Event <text:span text:style-name="T19">Calendar</text:span> Demo Detail</text:p>
      <text:p text:style-name="P4"/>
      <text:p text:style-name="P9">These functionality <text:span text:style-name="T19">divide</text:span> into four main part. I listed at below.</text:p>
      <text:p text:style-name="P2"><text:tab/>1. Database</text:p>
      <text:p text:style-name="P2"><text:tab/>2. <text:span text:style-name="T19">JS</text:span></text:p>
      <text:p text:style-name="P2"><text:tab/>3. <text:span text:style-name="T19">CSS</text:span></text:p>
      <text:p text:style-name="P2"><text:s text:c="4"/>4. <text:span text:style-name="T19">CODE</text:span></text:p>
      <text:p text:style-name="P36"><text:s text:c="4"/>5. includes</text:p>
      <text:p text:style-name="P36"><text:s text:c="4"/>6. src</text:p>
      <text:p text:style-name="P4"/>
      <text:p text:style-name="P5">&gt;&gt;&gt; <text:span text:style-name="T21">let's start with the database.</text:span></text:p>
      <text:p text:style-name="P4"/>
      <text:p text:style-name="P1"><text:span text:style-name="T30">1. First login into your phpmyadmin. General login url for local is <text:tab/></text:span><text:a xlink:type="simple" xlink:href="http://localhost/phpmyadmin"><text:span text:style-name="T30">http://localhost/phpmyadmin</text:span></text:a></text:p>
      <text:p text:style-name="P5">2. click on database. After enter database name then press create button.</text:p>
      <text:p text:style-name="P5">3. select database name which created by you.</text:p>
      <text:p text:style-name="P37">4. next click on import button then you can see browse button on your screen. You have <text:span text:style-name="T38">youtube_video.sql</text:span> file in your download folder please select database. After press GO Button it's define at below. You got message import successfully.</text:p>
      <text:p text:style-name="P5"/>
      <text:p text:style-name="P5">Here we created database with tabel successfully move on next step. <text:span text:style-name="T28">Put js and css file into yout project directory.</text:span></text:p>
      <text:p text:style-name="P5"/>
      <text:p text:style-name="P6">&gt;&gt;&gt; <text:span text:style-name="T21">let's start with the </text:span><text:span text:style-name="T22">Code </text:span><text:span text:style-name="T23">and define code structure</text:span><text:span text:style-name="T21">.</text:span></text:p>
      <text:p text:style-name="P32">1) index.php</text:p>
      <text:p text:style-name="P33">2) <text:span text:style-name="T39">config.php</text:span></text:p>
      <text:p text:style-name="P34">3) <text:span text:style-name="T40">logout.php</text:span></text:p>
      <text:p text:style-name="P34"/>
      <text:p text:style-name="P38">&gt;&gt; <text:span text:style-name="T21">How to create google you tube API Key and secrete Key</text:span></text:p>
      <text:p text:style-name="P7"><text:tab/><text:tab/></text:p>
      <text:p text:style-name="P7"/>
      <text:p text:style-name="P56">There two main folder which already defined above.</text:p>
      <text:list xml:id="list1339390309903637289" text:style-name="L1">
        <text:list-item>
          <text:p text:style-name="P60"><text:span text:style-name="T20">src/</text:span></text:p>
          <text:list>
            <text:list-item>
              <text:p text:style-name="P55">Google API, Google Client, Google Oauth and other libraries</text:p>
            </text:list-item>
          </text:list>
        </text:list-item>
      </text:list>
      <text:p text:style-name="P7"/>
      <text:p text:style-name="P10"><text:soft-page-break/></text:p>
      <text:h text:style-name="P63" text:outline-level="2">Google Project Creation:</text:h>
      <text:p text:style-name="Text_20_body"><text:span text:style-name="T41">&gt; </text:span>Go to the Google Developers Console – <text:a xlink:type="simple" xlink:href="https://console.developers.google.com/" office:target-frame-name="_blank" xlink:show="new">https://console.developers.google.com/</text:a><text:line-break/><text:span text:style-name="T41">&gt; </text:span>Select an existing project, or create a new project by clicking <text:span text:style-name="T20">Create Project</text:span>:</text:p>
      <text:list xml:id="list7594911395672793724" text:style-name="L2">
        <text:list-item>
          <text:p text:style-name="P61">In the <text:span text:style-name="T20">Project name</text:span> field, type in a name for your new project.</text:p>
        </text:list-item>
        <text:list-item>
          <text:p text:style-name="P61">In the <text:span text:style-name="T20">Project ID</text:span> field, the console has created project ID. Optionally you can type in a project ID for your project. But project ID must be unique world-wide.</text:p>
        </text:list-item>
        <text:list-item>
          <text:p text:style-name="P57">Click on the <text:span text:style-name="T20">Create</text:span> button and the project to be created within some seconds. Once the project is created successfully, the project name would be appearing at the top of the left sidebar.</text:p>
        </text:list-item>
      </text:list>
      <text:p text:style-name="Text_20_body"><text:span text:style-name="T41">&gt; </text:span>In the left sidebar, select <text:span text:style-name="T20">APIs</text:span> under the <text:span text:style-name="T20">APIs &amp; auth</text:span> section. A list of Google APIs appears.</text:p>
      <text:p text:style-name="Text_20_body"><text:span text:style-name="T41">&gt; </text:span>Find the <text:span text:style-name="T20">Google+ API</text:span> service and set its status to <text:span text:style-name="T20">Enable</text:span>.<text:line-break/><text:span text:style-name="T41">&gt; </text:span>Find the <text:span text:style-name="T20">YouTube Data API</text:span> service and set its status to <text:span text:style-name="T20">Enable</text:span>.</text:p>
      <text:p text:style-name="Text_20_body"><text:span text:style-name="T41">&gt; </text:span>In the sidebar, select <text:span text:style-name="T20">Credentials</text:span> under the <text:span text:style-name="T20">APIs &amp; auth</text:span> section.</text:p>
      <text:p text:style-name="Text_20_body"><text:span text:style-name="T41">&gt; </text:span>In the <text:span text:style-name="T20">OAuth</text:span> section of the page, select <text:span text:style-name="T20">Create New Client ID</text:span>.</text:p>
      <text:list xml:id="list5430888475449654085" text:style-name="L3">
        <text:list-item>
          <text:p text:style-name="P62"><text:span text:style-name="T20">Create Client ID</text:span> dialog box would be appearing for choosing application type.</text:p>
        </text:list-item>
        <text:list-item>
          <text:p text:style-name="P62">In the <text:span text:style-name="T20">Application type</text:span> section of the dialog, select <text:span text:style-name="T20">Web application</text:span> and click on the <text:span text:style-name="T20">Configure consent screen</text:span> button.</text:p>
        </text:list-item>
        <text:list-item>
          <text:p text:style-name="P62">Choose <text:span text:style-name="T20">Email address</text:span>, enter <text:span text:style-name="T20">Product name</text:span> and save the form.</text:p>
        </text:list-item>
        <text:list-item>
          <text:p text:style-name="P62">In the <text:span text:style-name="T20">Authorized JavaScript origins</text:span> field, enter your app origin. If you want to allow your app to run on different protocols, domains, or subdomains, then you can enter multiple origins.</text:p>
        </text:list-item>
        <text:list-item>
          <text:p text:style-name="P62">In the <text:span text:style-name="T20">Authorized redirect URI</text:span> field, enter the redirect URL.</text:p>
        </text:list-item>
        <text:list-item>
          <text:p text:style-name="P58">Click on <text:span text:style-name="T20">Create Client ID</text:span>.</text:p>
        </text:list-item>
      </text:list>
      <text:p text:style-name="Text_20_body"><text:span text:style-name="T41">&gt; </text:span>Now you can see the <text:span text:style-name="T20">Client ID for web application</text:span> section. Note the <text:span text:style-name="T20">Client ID</text:span> and <text:span text:style-name="T20">Client secret</text:span> that will need to use to access the APIs.</text:p>
      <text:p text:style-name="P59"/>
      <text:p text:style-name="P10">Create a file with <text:span text:style-name="T28">i</text:span>ndex.php for <text:span text:style-name="T28">output view</text:span>.</text:p>
      <text:p text:style-name="P11"/>
      <text:p text:style-name="P3">Please may look code:</text:p>
      <text:p text:style-name="P11"/>
      <text:p text:style-name="P3">1. <text:span text:style-name="T24">Here below define html code with form.</text:span></text:p>
      <text:p text:style-name="P11"/>
      <text:p text:style-name="P12"/>
      <text:p text:style-name="P48">&lt;?php</text:p>
      <text:p text:style-name="P48">if(session_id() != '') session_destroy();</text:p>
      <text:p text:style-name="P48">if(isset($_GET['err'])){</text:p>
      <text:p text:style-name="P48"><text:tab/>if($_GET['err'] == 'bf'){</text:p>
      <text:p text:style-name="P48"><text:soft-page-break/><text:tab/><text:tab/>$errorMsg = 'Please select a video file for upload.';</text:p>
      <text:p text:style-name="P48"><text:tab/>}elseif($_GET['err'] == 'ue'){</text:p>
      <text:p text:style-name="P48"><text:tab/><text:tab/>$errorMsg = 'Sorry, there was an error uploading your file.';</text:p>
      <text:p text:style-name="P48"><text:tab/>}elseif($_GET['err'] == 'fe'){</text:p>
      <text:p text:style-name="P48"><text:tab/><text:tab/>$errorMsg = 'Sorry, only MP4, AVI, MPEG, MPG, MOV &amp; WMV files are allowed.';</text:p>
      <text:p text:style-name="P48"><text:tab/>}else{</text:p>
      <text:p text:style-name="P48"><text:tab/><text:tab/>$errorMsg = 'Some problems occured, please try again.';</text:p>
      <text:p text:style-name="P48"><text:tab/>}</text:p>
      <text:p text:style-name="P48">}</text:p>
      <text:p text:style-name="P48">?&gt;</text:p>
      <text:p text:style-name="P48"></text:p>
      <text:p text:style-name="P48">&lt;!DOCTYPE html&gt;</text:p>
      <text:p text:style-name="P48">&lt;html&gt;</text:p>
      <text:p text:style-name="P48">&lt;head&gt;</text:p>
      <text:p text:style-name="P48"><text:tab/>&lt;title&gt;SPACE-O :: Youtube upload&lt;/title&gt;</text:p>
      <text:p text:style-name="P48"><text:tab/>&lt;link rel="stylesheet" type="text/css" href="css/style.css"/&gt;</text:p>
      <text:p text:style-name="P48">&lt;/head&gt;</text:p>
      <text:p text:style-name="P48">&lt;body&gt;</text:p>
      <text:p text:style-name="P48"><text:tab/>&lt;div class="youtube-box"&gt;</text:p>
      <text:p text:style-name="P48"><text:tab/><text:tab/>&lt;h1&gt;Upload video to YouTube using PHP&lt;/h1&gt;</text:p>
      <text:p text:style-name="P48"><text:tab/><text:tab/>&lt;form method="post" name="multiple_upload_form" id="multiple_upload_form" enctype="multipart/form-data" action="youtube_upload.php"&gt;</text:p>
      <text:p text:style-name="P48"><text:tab/><text:tab/>&lt;?php echo (!empty($errorMsg))?'&lt;p class="err-msg"&gt;'.$errorMsg.'&lt;/p&gt;':''; ?&gt;</text:p>
      <text:p text:style-name="P48"><text:tab/><text:tab/>&lt;label for="title"&gt;Title:&lt;/label&gt;&lt;input type="text" name="title" id="title" value="" /&gt;</text:p>
      <text:p text:style-name="P48"><text:tab/><text:tab/>&lt;label for="description"&gt;Description:&lt;/label&gt; &lt;textarea name="description" id="description" cols="20" rows="2" &gt;&lt;/textarea&gt;</text:p>
      <text:p text:style-name="P48"><text:tab/><text:tab/>&lt;label for="tags"&gt;Tags:&lt;/label&gt; &lt;input type="text" name="tags" id="tags" value="" /&gt;</text:p>
      <text:p text:style-name="P48"><text:tab/><text:tab/>&lt;label for="video_file"&gt;Choose Video File:&lt;/label&gt;<text:tab/>&lt;input type="file" name="videoFile" id="videoFile" &gt;</text:p>
      <text:p text:style-name="P48"><text:tab/><text:tab/>&lt;input name="videoSubmit" id="submit" type="submit" value="Upload"&gt;</text:p>
      <text:p text:style-name="P48"><text:tab/><text:tab/>&lt;/form&gt;</text:p>
      <text:p text:style-name="P48"><text:tab/>&lt;/div&gt;</text:p>
      <text:p text:style-name="P48">&lt;/body&gt;</text:p>
      <text:p text:style-name="P48">&lt;/html&gt;</text:p>
      <text:p text:style-name="P48"/>
      <text:p text:style-name="P15"><text:span text:style-name="T5">let start </text:span><text:span text:style-name="T6">discussion</text:span><text:span text:style-name="T7"> for </text:span><text:span text:style-name="T12">DB</text:span><text:span text:style-name="T11">.php</text:span></text:p>
      <text:p text:style-name="P15"/>
      <text:p text:style-name="P41">define('HOST', 'localhost'); </text:p>
      <text:p text:style-name="P41">define('USERNAME', '<text:span text:style-name="T42">{USERNAME}</text:span>'); </text:p>
      <text:p text:style-name="P41">define('PASSWORD', '<text:span text:style-name="T42">{PASSWORD}</text:span>'); </text:p>
      <text:p text:style-name="P42">define('DATABASE_NAME', '<text:span text:style-name="T42">youtube_video</text:span>'); </text:p>
      <text:p text:style-name="P41"/>
      <text:p text:style-name="P41">//Connect and select the database </text:p>
      <text:p text:style-name="P41">$db = new mysqli(HOST, USERNAME, PASSWORD, DATABASE_NAME); </text:p>
      <text:p text:style-name="P41"/>
      <text:p text:style-name="P41">if ($db-&gt;connect_error) { </text:p>
      <text:p text:style-name="P41"><text:s text:c="4"/>die("Connection failed: " . $db-&gt;connect_error); </text:p>
      <text:p text:style-name="P41">}</text:p>
      <text:p text:style-name="P28"/>
      <text:p text:style-name="P29"><text:soft-page-break/>NOTE: change value of HOST , USERNAME , PASSWORD , DATABASE_NAME after change run your <text:span text:style-name="T44">DB.php</text:span> file in browser. If you got any error then you put value wrong. And not getting any error so datab<text:span text:style-name="T33">a</text:span>se connection created successfully.</text:p>
      <text:p text:style-name="P29"/>
      <text:p text:style-name="P52"><text:span text:style-name="T5">let start </text:span><text:span text:style-name="T6">discussion</text:span><text:span text:style-name="T7"> for </text:span><text:span text:style-name="T13">config</text:span><text:span text:style-name="T11">.php</text:span></text:p>
      <text:p text:style-name="P50"><text:span text:style-name="T15">&lt;?php</text:span></text:p>
      <text:p text:style-name="P50"><text:span text:style-name="T15"><text:s text:c="4"/>// OAUTH Configuration</text:span></text:p>
      <text:p text:style-name="P50"><text:span text:style-name="T15"><text:s text:c="4"/>$oauthClientID = '{ClientID}';</text:span></text:p>
      <text:p text:style-name="P50"><text:span text:style-name="T15"><text:s text:c="4"/>$oauthClientSecret = '{Scereat Key}';</text:span></text:p>
      <text:p text:style-name="P50"><text:span text:style-name="T15"><text:s text:c="4"/>$baseUri = 'http://localhost/DEMO/youtube_demo/';</text:span></text:p>
      <text:p text:style-name="P50"><text:span text:style-name="T15"><text:s text:c="4"/>$redirectUri =</text:span><text:span text:style-name="T16">$baseUri.</text:span><text:span text:style-name="T15">'/youtube_upload.php';</text:span></text:p>
      <text:p text:style-name="P50"><text:span text:style-name="T15"><text:s text:c="4"/></text:span></text:p>
      <text:p text:style-name="P50"><text:span text:style-name="T15"><text:s text:c="4"/>define('OAUTH_CLIENT_ID',$oauthClientID);</text:span></text:p>
      <text:p text:style-name="P50"><text:span text:style-name="T15"><text:s text:c="4"/>define('OAUTH_CLIENT_SECRET',$oauthClientSecret);</text:span></text:p>
      <text:p text:style-name="P50"><text:span text:style-name="T15"><text:s text:c="4"/>define('REDIRECT_URI',$redirectUri);</text:span></text:p>
      <text:p text:style-name="P50"><text:span text:style-name="T15"><text:s text:c="4"/>define('BASE_URI',$baseUri);</text:span></text:p>
      <text:p text:style-name="P50"><text:span text:style-name="T15"><text:s text:c="4"/></text:span></text:p>
      <text:p text:style-name="P50"><text:span text:style-name="T15"><text:s text:c="4"/>// Include google client libraries</text:span></text:p>
      <text:p text:style-name="P50"><text:span text:style-name="T15"><text:s text:c="4"/>require_once 'src/autoload.php'; </text:span></text:p>
      <text:p text:style-name="P50"><text:span text:style-name="T15"><text:s text:c="4"/>require_once 'src/Client.php';</text:span></text:p>
      <text:p text:style-name="P50"><text:span text:style-name="T15"><text:s text:c="4"/>require_once 'src/Service/YouTube.php';</text:span></text:p>
      <text:p text:style-name="P50"><text:span text:style-name="T15"><text:s text:c="4"/>session_start();</text:span></text:p>
      <text:p text:style-name="P50"><text:span text:style-name="T15"><text:s text:c="4"/></text:span></text:p>
      <text:p text:style-name="P50"><text:span text:style-name="T15"><text:s text:c="4"/>$client = new Google_Client();</text:span></text:p>
      <text:p text:style-name="P50"><text:span text:style-name="T15"><text:s text:c="4"/>$client-&gt;setClientId(OAUTH_CLIENT_ID);</text:span></text:p>
      <text:p text:style-name="P50"><text:span text:style-name="T15"><text:s text:c="4"/>$client-&gt;setClientSecret(OAUTH_CLIENT_SECRET);</text:span></text:p>
      <text:p text:style-name="P50"><text:span text:style-name="T15"><text:s text:c="4"/>$client-&gt;setScopes('https://www.googleapis.com/auth/youtube');</text:span></text:p>
      <text:p text:style-name="P50"><text:span text:style-name="T15"><text:s text:c="4"/>$client-&gt;setRedirectUri(REDIRECT_URI);</text:span></text:p>
      <text:p text:style-name="P50"><text:span text:style-name="T15"><text:s/></text:span></text:p>
      <text:p text:style-name="P50"><text:span text:style-name="T15"><text:s text:c="4"/>$youtube = new Google_Service_YouTube($client);</text:span></text:p>
      <text:p text:style-name="P50"><text:span text:style-name="T15"><text:s text:c="4"/></text:span></text:p>
      <text:p text:style-name="P50"><text:span text:style-name="T15">?&gt;</text:span></text:p>
      <text:p text:style-name="P52"><text:span text:style-name="T11"/></text:p>
      <text:p text:style-name="P47"><text:span text:style-name="T5">let start </text:span><text:span text:style-name="T6">discussion</text:span><text:span text:style-name="T7"> for </text:span><text:span text:style-name="T14">youtube_upload.php</text:span></text:p>
      <text:p text:style-name="P16"/>
      <text:p text:style-name="P51"><text:span text:style-name="T1">&lt;?php</text:span></text:p>
      <text:p text:style-name="P51"><text:span text:style-name="T1">require_once 'config.php';</text:span></text:p>
      <text:p text:style-name="P51"><text:span text:style-name="T1">require_once 'includes/DB.php';</text:span></text:p>
      <text:p text:style-name="P51"><text:span text:style-name="T1">// create an object of class DB.</text:span></text:p>
      <text:p text:style-name="P51"><text:span text:style-name="T1">$db = new DB;</text:span></text:p>
      <text:p text:style-name="P51"><text:span text:style-name="T1"></text:span></text:p>
      <text:p text:style-name="P51"><text:span text:style-name="T1">if(isset($_REQUEST['videoSubmit'])){</text:span></text:p>
      <text:p text:style-name="P51"><text:span text:style-name="T1"><text:tab/>$videoTitle = $_REQUEST['title'];</text:span></text:p>
      <text:p text:style-name="P51"><text:span text:style-name="T1"><text:tab/>$videoDesc = $_REQUEST['description'];</text:span></text:p>
      <text:p text:style-name="P51"><text:span text:style-name="T1"><text:tab/>$videoTags = $_REQUEST['tags'];</text:span></text:p>
      <text:p text:style-name="P51"><text:span text:style-name="T1"><text:tab/></text:span></text:p>
      <text:p text:style-name="P51"><text:span text:style-name="T1"><text:tab/>if($_FILES["videoFile"]["name"] != ''){</text:span></text:p>
      <text:p text:style-name="P51"><text:span text:style-name="T1"><text:tab/> <text:s text:c="3"/>$fileSize = $_FILES['videoFile']['size'];</text:span></text:p>
      <text:p text:style-name="P51"><text:soft-page-break/><text:span text:style-name="T1"><text:tab/> <text:s text:c="3"/>$fileType = $_FILES['videoFile']['type'];</text:span></text:p>
      <text:p text:style-name="P51"><text:span text:style-name="T1"><text:tab/> <text:s text:c="3"/>$fileName = str_shuffle('nityanandamaity').'-'.basename($_FILES["videoFile"]["name"]);</text:span></text:p>
      <text:p text:style-name="P51"><text:span text:style-name="T1"><text:tab/><text:tab/>$targetDir = "videos/";</text:span></text:p>
      <text:p text:style-name="P51"><text:span text:style-name="T1"><text:tab/><text:tab/>$targetFile = $targetDir . $fileName;</text:span></text:p>
      <text:p text:style-name="P51"><text:span text:style-name="T1"><text:tab/><text:tab/>$allowedTypeArr = array("video/mp4", "video/avi", "video/mpeg", "video/mpg", "video/mov", "video/wmv", "video/rm");</text:span></text:p>
      <text:p text:style-name="P51"><text:span text:style-name="T1"><text:tab/><text:tab/>if(in_array($fileType, $allowedTypeArr)) {</text:span></text:p>
      <text:p text:style-name="P51"><text:span text:style-name="T1"><text:tab/><text:tab/> <text:s text:c="3"/>if(move_uploaded_file($_FILES['videoFile']['tmp_name'], $targetFile)) {</text:span></text:p>
      <text:p text:style-name="P51"><text:span text:style-name="T1"><text:tab/><text:tab/> <text:s text:c="7"/>$videoFilePath = $targetFile;</text:span></text:p>
      <text:p text:style-name="P51"><text:span text:style-name="T1"><text:tab/><text:tab/> <text:s text:c="3"/>}else{</text:span></text:p>
      <text:p text:style-name="P51"><text:span text:style-name="T1"><text:tab/><text:tab/> <text:s text:c="7"/>header('Location:'.BASE_URI.'index.php?err=ue');</text:span></text:p>
      <text:p text:style-name="P51"><text:span text:style-name="T1"><text:tab/><text:tab/><text:tab/><text:tab/>exit;</text:span></text:p>
      <text:p text:style-name="P51"><text:span text:style-name="T1"><text:tab/><text:tab/> <text:s text:c="3"/>}</text:span></text:p>
      <text:p text:style-name="P51"><text:span text:style-name="T1"><text:tab/><text:tab/>}else{</text:span></text:p>
      <text:p text:style-name="P51"><text:span text:style-name="T1"><text:tab/><text:tab/><text:tab/>header('Location:'.BASE_URI.'index.php?err=fe');</text:span></text:p>
      <text:p text:style-name="P51"><text:span text:style-name="T1"><text:tab/><text:tab/><text:tab/>exit;</text:span></text:p>
      <text:p text:style-name="P51"><text:span text:style-name="T1"><text:tab/><text:tab/>}</text:span></text:p>
      <text:p text:style-name="P51"><text:span text:style-name="T1"><text:tab/></text:span></text:p>
      <text:p text:style-name="P51"><text:span text:style-name="T1"><text:tab/><text:tab/>// insert video data</text:span></text:p>
      <text:p text:style-name="P51"><text:span text:style-name="T1"><text:tab/><text:tab/>$db-&gt;insert($videoTitle,$videoDesc,$videoTags,$videoFilePath);</text:span></text:p>
      <text:p text:style-name="P51"><text:span text:style-name="T1"><text:tab/><text:tab/></text:span></text:p>
      <text:p text:style-name="P51"><text:span text:style-name="T1"><text:tab/>}else{</text:span></text:p>
      <text:p text:style-name="P51"><text:span text:style-name="T1"><text:tab/><text:tab/>header('Location:'.BASE_URI.'index.php?err=bf');</text:span></text:p>
      <text:p text:style-name="P51"><text:span text:style-name="T1"><text:tab/><text:tab/>exit;</text:span></text:p>
      <text:p text:style-name="P51"><text:span text:style-name="T1"><text:tab/>}</text:span></text:p>
      <text:p text:style-name="P51"><text:span text:style-name="T1">}</text:span></text:p>
      <text:p text:style-name="P51"><text:span text:style-name="T1"></text:span></text:p>
      <text:p text:style-name="P51"><text:span text:style-name="T1">// get last video data</text:span></text:p>
      <text:p text:style-name="P51"><text:span text:style-name="T1">$result = $db-&gt;getLastRow();</text:span></text:p>
      <text:p text:style-name="P51"><text:span text:style-name="T1"></text:span></text:p>
      <text:p text:style-name="P51"><text:span text:style-name="T1"></text:span></text:p>
      <text:p text:style-name="P51"><text:span text:style-name="T1"></text:span></text:p>
      <text:p text:style-name="P51"><text:span text:style-name="T1">/*</text:span></text:p>
      <text:p text:style-name="P51"><text:span text:style-name="T1"><text:s/>* You can acquire an OAuth 2.0 client ID and client secret from the</text:span></text:p>
      <text:p text:style-name="P51"><text:span text:style-name="T1"><text:s/>* Google Developers Console &lt;https://console.developers.google.com/&gt;</text:span></text:p>
      <text:p text:style-name="P51"><text:span text:style-name="T1"><text:s/>* For more information about using OAuth 2.0 to access Google APIs, please see:</text:span></text:p>
      <text:p text:style-name="P51"><text:span text:style-name="T1"><text:s/>* &lt;https://developers.google.com/youtube/v3/guides/authentication&gt;</text:span></text:p>
      <text:p text:style-name="P51"><text:span text:style-name="T1"><text:s/>* Please ensure that you have enabled the YouTube Data API for your project.</text:span></text:p>
      <text:p text:style-name="P51"><text:span text:style-name="T1"><text:s/>*/</text:span></text:p>
      <text:p text:style-name="P51"><text:span text:style-name="T1"></text:span></text:p>
      <text:p text:style-name="P51"><text:span text:style-name="T1"></text:span></text:p>
      <text:p text:style-name="P51"><text:span text:style-name="T1"></text:span></text:p>
      <text:p text:style-name="P51"><text:span text:style-name="T1">if (isset($_GET['code'])) {</text:span></text:p>
      <text:p text:style-name="P51"><text:span text:style-name="T1"><text:tab/>if (strval($_SESSION['state']) !== strval($_GET['state'])) {</text:span></text:p>
      <text:p text:style-name="P51"><text:span text:style-name="T1"><text:tab/> <text:s/>die('The session state did not match.');</text:span></text:p>
      <text:p text:style-name="P51"><text:span text:style-name="T1"><text:tab/>}</text:span></text:p>
      <text:p text:style-name="P51"><text:span text:style-name="T1"></text:span></text:p>
      <text:p text:style-name="P51"><text:span text:style-name="T1"><text:tab/>$client-&gt;authenticate($_GET['code']);</text:span></text:p>
      <text:p text:style-name="P51"><text:span text:style-name="T1"><text:tab/>$_SESSION['token'] = $client-&gt;getAccessToken();</text:span></text:p>
      <text:p text:style-name="P51"><text:span text:style-name="T1"></text:span></text:p>
      <text:p text:style-name="P51"><text:span text:style-name="T1"><text:tab/>header('Location: ' . REDIRECT_URI);</text:span></text:p>
      <text:p text:style-name="P51"><text:span text:style-name="T1">}</text:span></text:p>
      <text:p text:style-name="P51"><text:span text:style-name="T1"></text:span></text:p>
      <text:p text:style-name="P51"><text:soft-page-break/><text:span text:style-name="T1">if (isset($_SESSION['token'])) {</text:span></text:p>
      <text:p text:style-name="P51"><text:span text:style-name="T1"><text:tab/>$client-&gt;setAccessToken($_SESSION['token']);</text:span></text:p>
      <text:p text:style-name="P51"><text:span text:style-name="T1">}</text:span></text:p>
      <text:p text:style-name="P51"><text:span text:style-name="T1"></text:span></text:p>
      <text:p text:style-name="P51"><text:span text:style-name="T1">$htmlBody = '';</text:span></text:p>
      <text:p text:style-name="P51"><text:span text:style-name="T1">// Check to ensure that the access token was successfully acquired.</text:span></text:p>
      <text:p text:style-name="P51"><text:span text:style-name="T1">if ($client-&gt;getAccessToken()) {</text:span></text:p>
      <text:p text:style-name="P51"><text:span text:style-name="T1"><text:s text:c="2"/>try{</text:span></text:p>
      <text:p text:style-name="P51"><text:span text:style-name="T1"><text:s text:c="4"/>// REPLACE this value with the path to the file you are uploading.</text:span></text:p>
      <text:p text:style-name="P51"><text:span text:style-name="T1"><text:s text:c="4"/>$videoPath = $result['video_path'];</text:span></text:p>
      <text:p text:style-name="P51"><text:span text:style-name="T1"></text:span></text:p>
      <text:p text:style-name="P51"><text:span text:style-name="T1"><text:s text:c="4"/>// Create a snippet with title, description, tags and category ID</text:span></text:p>
      <text:p text:style-name="P51"><text:span text:style-name="T1"><text:s text:c="4"/>// Create an asset resource and set its snippet metadata and type.</text:span></text:p>
      <text:p text:style-name="P51"><text:span text:style-name="T1"><text:s text:c="4"/>// This example sets the video's title, description, keyword tags, and</text:span></text:p>
      <text:p text:style-name="P51"><text:span text:style-name="T1"><text:s text:c="4"/>// video category.</text:span></text:p>
      <text:p text:style-name="P51"><text:span text:style-name="T1"><text:s text:c="4"/>$snippet = new Google_Service_YouTube_VideoSnippet();</text:span></text:p>
      <text:p text:style-name="P51"><text:span text:style-name="T1"><text:s text:c="4"/>$snippet-&gt;setTitle($result['video_title']);</text:span></text:p>
      <text:p text:style-name="P51"><text:span text:style-name="T1"><text:s text:c="4"/>$snippet-&gt;setDescription($result['video_description']);</text:span></text:p>
      <text:p text:style-name="P51"><text:span text:style-name="T1"><text:s text:c="4"/>$snippet-&gt;setTags(explode(",",$result['video_tags']));</text:span></text:p>
      <text:p text:style-name="P51"><text:span text:style-name="T1"></text:span></text:p>
      <text:p text:style-name="P51"><text:span text:style-name="T1"><text:s text:c="4"/>// Numeric video category. See</text:span></text:p>
      <text:p text:style-name="P51"><text:span text:style-name="T1"><text:s text:c="4"/>// https://developers.google.com/youtube/v3/docs/videoCategories/list </text:span></text:p>
      <text:p text:style-name="P51"><text:span text:style-name="T1"><text:s text:c="4"/>$snippet-&gt;setCategoryId("22");</text:span></text:p>
      <text:p text:style-name="P51"><text:span text:style-name="T1"></text:span></text:p>
      <text:p text:style-name="P51"><text:span text:style-name="T1"><text:s text:c="4"/>// Set the video's status to "public". Valid statuses are "public",</text:span></text:p>
      <text:p text:style-name="P51"><text:span text:style-name="T1"><text:s text:c="4"/>// "private" and "unlisted".</text:span></text:p>
      <text:p text:style-name="P51"><text:span text:style-name="T1"><text:s text:c="4"/>$status = new Google_Service_YouTube_VideoStatus();</text:span></text:p>
      <text:p text:style-name="P51"><text:span text:style-name="T1"><text:s text:c="4"/>$status-&gt;privacyStatus = "public";</text:span></text:p>
      <text:p text:style-name="P51"><text:span text:style-name="T1"></text:span></text:p>
      <text:p text:style-name="P51"><text:span text:style-name="T1"><text:s text:c="4"/>// Associate the snippet and status objects with a new video resource.</text:span></text:p>
      <text:p text:style-name="P51"><text:span text:style-name="T1"><text:s text:c="4"/>$video = new Google_Service_YouTube_Video();</text:span></text:p>
      <text:p text:style-name="P51"><text:span text:style-name="T1"><text:s text:c="4"/>$video-&gt;setSnippet($snippet);</text:span></text:p>
      <text:p text:style-name="P51"><text:span text:style-name="T1"><text:s text:c="4"/>$video-&gt;setStatus($status);</text:span></text:p>
      <text:p text:style-name="P51"><text:span text:style-name="T1"></text:span></text:p>
      <text:p text:style-name="P51"><text:span text:style-name="T1"><text:s text:c="4"/>// Specify the size of each chunk of data, in bytes. Set a higher value for</text:span></text:p>
      <text:p text:style-name="P51"><text:span text:style-name="T1"><text:s text:c="4"/>// reliable connection as fewer chunks lead to faster uploads. Set a lower</text:span></text:p>
      <text:p text:style-name="P51"><text:span text:style-name="T1"><text:s text:c="4"/>// value for better recovery on less reliable connections.</text:span></text:p>
      <text:p text:style-name="P51"><text:span text:style-name="T1"><text:s text:c="4"/>$chunkSizeBytes = 1 * 1024 * 1024;</text:span></text:p>
      <text:p text:style-name="P51"><text:span text:style-name="T1"></text:span></text:p>
      <text:p text:style-name="P51"><text:span text:style-name="T1"><text:s text:c="4"/>// Setting the defer flag to true tells the client to return a request which can be called</text:span></text:p>
      <text:p text:style-name="P51"><text:span text:style-name="T1"><text:s text:c="4"/>// with -&gt;execute(); instead of making the API call immediately.</text:span></text:p>
      <text:p text:style-name="P51"><text:span text:style-name="T1"><text:s text:c="4"/>$client-&gt;setDefer(true);</text:span></text:p>
      <text:p text:style-name="P51"><text:span text:style-name="T1"></text:span></text:p>
      <text:p text:style-name="P51"><text:span text:style-name="T1"><text:s text:c="4"/>// Create a request for the API's videos.insert method to create and upload the video.</text:span></text:p>
      <text:p text:style-name="P51"><text:span text:style-name="T1"><text:s text:c="4"/>$insertRequest = $youtube-&gt;videos-&gt;insert("status,snippet", $video);</text:span></text:p>
      <text:p text:style-name="P51"><text:span text:style-name="T1"></text:span></text:p>
      <text:p text:style-name="P51"><text:span text:style-name="T1"><text:s text:c="4"/>// Create a MediaFileUpload object for resumable uploads.</text:span></text:p>
      <text:p text:style-name="P51"><text:span text:style-name="T1"><text:s text:c="4"/>$media = new Google_Http_MediaFileUpload(</text:span></text:p>
      <text:p text:style-name="P51"><text:span text:style-name="T1"><text:s text:c="8"/>$client,</text:span></text:p>
      <text:p text:style-name="P51"><text:span text:style-name="T1"><text:s text:c="8"/>$insertRequest,</text:span></text:p>
      <text:p text:style-name="P51"><text:span text:style-name="T1"><text:s text:c="8"/>'video/*',</text:span></text:p>
      <text:p text:style-name="P51"><text:span text:style-name="T1"><text:s text:c="8"/>null,</text:span></text:p>
      <text:p text:style-name="P51"><text:span text:style-name="T1"><text:s text:c="8"/>true,</text:span></text:p>
      <text:p text:style-name="P51"><text:soft-page-break/><text:span text:style-name="T1"><text:s text:c="8"/>$chunkSizeBytes</text:span></text:p>
      <text:p text:style-name="P51"><text:span text:style-name="T1"><text:s text:c="4"/>);</text:span></text:p>
      <text:p text:style-name="P51"><text:span text:style-name="T1"><text:s text:c="4"/>$media-&gt;setFileSize(filesize($videoPath));</text:span></text:p>
      <text:p text:style-name="P51"><text:span text:style-name="T1"></text:span></text:p>
      <text:p text:style-name="P51"><text:span text:style-name="T1"><text:s text:c="4"/>// Read the media file and upload it.</text:span></text:p>
      <text:p text:style-name="P51"><text:span text:style-name="T1"><text:s text:c="4"/>$status = false;</text:span></text:p>
      <text:p text:style-name="P51"><text:span text:style-name="T1"><text:s text:c="4"/>$handle = fopen($videoPath, "rb");</text:span></text:p>
      <text:p text:style-name="P51"><text:span text:style-name="T1"><text:s text:c="4"/>while (!$status &amp;&amp; !feof($handle)) {</text:span></text:p>
      <text:p text:style-name="P51"><text:span text:style-name="T1"><text:s text:c="6"/>$chunk = fread($handle, $chunkSizeBytes);</text:span></text:p>
      <text:p text:style-name="P51"><text:span text:style-name="T1"><text:s text:c="6"/>$status = $media-&gt;nextChunk($chunk);</text:span></text:p>
      <text:p text:style-name="P51"><text:span text:style-name="T1"><text:s text:c="4"/>}</text:span></text:p>
      <text:p text:style-name="P51"><text:span text:style-name="T1"><text:s text:c="4"/>fclose($handle);</text:span></text:p>
      <text:p text:style-name="P51"><text:span text:style-name="T1"></text:span></text:p>
      <text:p text:style-name="P51"><text:span text:style-name="T1"><text:s text:c="4"/>// If you want to make other calls after the file upload, set setDefer back to false</text:span></text:p>
      <text:p text:style-name="P51"><text:span text:style-name="T1"><text:s text:c="4"/>$client-&gt;setDefer(false);</text:span></text:p>
      <text:p text:style-name="P51"><text:span text:style-name="T1"><text:tab/></text:span></text:p>
      <text:p text:style-name="P51"><text:span text:style-name="T1"><text:tab/>// Update youtube video ID to database</text:span></text:p>
      <text:p text:style-name="P51"><text:span text:style-name="T1"><text:tab/>$db-&gt;update($result['video_id'],$status['id']);</text:span></text:p>
      <text:p text:style-name="P51"><text:span text:style-name="T1"><text:tab/>// delete video file from local folder</text:span></text:p>
      <text:p text:style-name="P51"><text:span text:style-name="T1"><text:tab/>@unlink($result['video_path']);</text:span></text:p>
      <text:p text:style-name="P51"><text:span text:style-name="T1"><text:tab/></text:span></text:p>
      <text:p text:style-name="P51"><text:span text:style-name="T1"><text:s text:c="4"/>$htmlBody .= "&lt;p class='succ-msg'&gt;Video have been uploaded successfully.&lt;/p&gt;&lt;ul&gt;";</text:span></text:p>
      <text:p text:style-name="P51"><text:span text:style-name="T1"><text:tab/>$htmlBody .= '&lt;embed width="400" height="315" src="https://www.youtube.com/embed/'.$status['id'].'"&gt;&lt;/embed&gt;';</text:span></text:p>
      <text:p text:style-name="P51"><text:span text:style-name="T1"><text:tab/>$htmlBody .= '&lt;li&gt;&lt;b&gt;Title: &lt;/b&gt;'.$status['snippet']['title'].'&lt;/li&gt;';</text:span></text:p>
      <text:p text:style-name="P51"><text:span text:style-name="T1"><text:tab/>$htmlBody .= '&lt;li&gt;&lt;b&gt;Description: &lt;/b&gt;'.$status['snippet']['description'].'&lt;/li&gt;';</text:span></text:p>
      <text:p text:style-name="P51"><text:span text:style-name="T1"><text:tab/>$htmlBody .= '&lt;li&gt;&lt;b&gt;Tags: &lt;/b&gt;'.implode(",",$status['snippet']['tags']).'&lt;/li&gt;';</text:span></text:p>
      <text:p text:style-name="P51"><text:span text:style-name="T1"><text:s text:c="4"/>$htmlBody .= '&lt;/ul&gt;';</text:span></text:p>
      <text:p text:style-name="P51"><text:span text:style-name="T1"><text:tab/>$htmlBody .= '&lt;a href="logout.php"&gt;Logout&lt;/a&gt;';</text:span></text:p>
      <text:p text:style-name="P51"><text:span text:style-name="T1"></text:span></text:p>
      <text:p text:style-name="P51"><text:span text:style-name="T1"><text:s text:c="2"/>} catch (Google_ServiceException $e) {</text:span></text:p>
      <text:p text:style-name="P51"><text:span text:style-name="T1"><text:s text:c="4"/>$htmlBody .= sprintf('&lt;p&gt;A service error occurred: &lt;code&gt;%s&lt;/code&gt;&lt;/p&gt;',</text:span></text:p>
      <text:p text:style-name="P51"><text:span text:style-name="T1"><text:s text:c="8"/>htmlspecialchars($e-&gt;getMessage()));</text:span></text:p>
      <text:p text:style-name="P51"><text:span text:style-name="T1"><text:s text:c="2"/>} catch (Google_Exception $e) {</text:span></text:p>
      <text:p text:style-name="P51"><text:span text:style-name="T1"><text:s text:c="4"/>$htmlBody .= sprintf('&lt;p&gt;An client error occurred: &lt;code&gt;%s&lt;/code&gt;&lt;/p&gt;', htmlspecialchars($e-&gt;getMessage()));</text:span></text:p>
      <text:p text:style-name="P51"><text:span text:style-name="T1"><text:tab/>$htmlBody .= 'Please reset session &lt;a href="logout.php"&gt;Logout&lt;/a&gt;';</text:span></text:p>
      <text:p text:style-name="P51"><text:span text:style-name="T1"><text:s text:c="2"/>}</text:span></text:p>
      <text:p text:style-name="P51"><text:span text:style-name="T1"><text:s text:c="2"/></text:span></text:p>
      <text:p text:style-name="P51"><text:span text:style-name="T1"><text:s text:c="2"/>$_SESSION['token'] = $client-&gt;getAccessToken();</text:span></text:p>
      <text:p text:style-name="P51"><text:span text:style-name="T1">} else {</text:span></text:p>
      <text:p text:style-name="P51"><text:span text:style-name="T1"><text:tab/>// If the user hasn't authorized the app, initiate the OAuth flow</text:span></text:p>
      <text:p text:style-name="P51"><text:span text:style-name="T1"><text:tab/>$state = mt_rand();</text:span></text:p>
      <text:p text:style-name="P51"><text:span text:style-name="T1"><text:tab/>$client-&gt;setState($state);</text:span></text:p>
      <text:p text:style-name="P51"><text:span text:style-name="T1"><text:tab/>$_SESSION['state'] = $state;</text:span></text:p>
      <text:p text:style-name="P51"><text:span text:style-name="T1"><text:s text:c="2"/></text:span></text:p>
      <text:p text:style-name="P51"><text:span text:style-name="T1"><text:tab/>$authUrl = $client-&gt;createAuthUrl();</text:span></text:p>
      <text:p text:style-name="P51"><text:span text:style-name="T1"><text:tab/>$htmlBody = &lt;&lt;&lt;END</text:span></text:p>
      <text:p text:style-name="P51"><text:span text:style-name="T1"><text:tab/>&lt;h3&gt;Authorization Required&lt;/h3&gt;</text:span></text:p>
      <text:p text:style-name="P51"><text:span text:style-name="T1"><text:tab/>&lt;p&gt;You need to &lt;a href="$authUrl"&gt;authorize access&lt;/a&gt; before proceeding.&lt;p&gt;</text:span></text:p>
      <text:p text:style-name="P51"><text:span text:style-name="T1">END;</text:span></text:p>
      <text:p text:style-name="P51"><text:span text:style-name="T1">}</text:span></text:p>
      <text:p text:style-name="P51"><text:soft-page-break/><text:span text:style-name="T1">?&gt;</text:span></text:p>
      <text:p text:style-name="P51"><text:span text:style-name="T1">&lt;!DOCTYPE html&gt;</text:span></text:p>
      <text:p text:style-name="P51"><text:span text:style-name="T1">&lt;html&gt;</text:span></text:p>
      <text:p text:style-name="P51"><text:span text:style-name="T1">&lt;head&gt;</text:span></text:p>
      <text:p text:style-name="P51"><text:span text:style-name="T1">&lt;title&gt;SPACE-O :: Youtube upload&lt;/title&gt;</text:span></text:p>
      <text:p text:style-name="P51"><text:span text:style-name="T1">&lt;link rel="stylesheet" type="text/css" href="css/style.css"/&gt;</text:span></text:p>
      <text:p text:style-name="P51"><text:span text:style-name="T1">&lt;/head&gt;</text:span></text:p>
      <text:p text:style-name="P51"><text:span text:style-name="T1">&lt;body&gt;</text:span></text:p>
      <text:p text:style-name="P51"><text:span text:style-name="T1">&lt;div class="youtube-box"&gt;</text:span></text:p>
      <text:p text:style-name="P51"><text:span text:style-name="T1"><text:tab/>&lt;h1&gt;Upload video to YouTube using PHP&lt;/h1&gt;</text:span></text:p>
      <text:p text:style-name="P51"><text:span text:style-name="T1"><text:tab/>&lt;div class="video-up"&gt;&lt;a href="&lt;?php echo BASE_URI; ?&gt;"&gt;New Upload&lt;/a&gt;&lt;/div&gt;</text:span></text:p>
      <text:p text:style-name="P51"><text:span text:style-name="T1"><text:tab/>&lt;div class="content"&gt;</text:span></text:p>
      <text:p text:style-name="P51"><text:span text:style-name="T1"><text:tab/><text:tab/>&lt;?php echo $htmlBody; ?&gt;</text:span></text:p>
      <text:p text:style-name="P51"><text:span text:style-name="T1"><text:tab/>&lt;/div&gt;</text:span></text:p>
      <text:p text:style-name="P51"><text:span text:style-name="T1">&lt;/div&gt;</text:span></text:p>
      <text:p text:style-name="P51"><text:span text:style-name="T1">&lt;/div&gt;</text:span></text:p>
      <text:p text:style-name="P51"><text:span text:style-name="T1">&lt;/body&gt;</text:span></text:p>
      <text:p text:style-name="P5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14:53:08.726703094</dc:date>
    <meta:editing-duration>PT4H16M56S</meta:editing-duration>
    <meta:editing-cycles>87</meta:editing-cycles>
    <meta:generator>LibreOffice/4.2.8.2$Linux_X86_64 LibreOffice_project/420m0$Build-2</meta:generator>
    <meta:document-statistic meta:table-count="0" meta:image-count="0" meta:object-count="0" meta:page-count="8" meta:paragraph-count="303" meta:word-count="1371" meta:character-count="11967" meta:non-whitespace-character-count="10064"/>
  </office:meta>
</office:document-meta>
</file>